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automatic-styles>
    <style:style style:name="P1" style:family="paragraph" style:parent-style-name="Text_20_body">
      <style:paragraph-properties fo:margin-top="0cm" fo:margin-bottom="0.499cm" style:contextual-spacing="false">
        <style:tab-stops/>
      </style:paragraph-properties>
      <style:text-properties officeooo:paragraph-rsid="0046b883"/>
    </style:style>
    <style:style style:name="P2" style:family="paragraph" style:parent-style-name="Text_20_body">
      <style:paragraph-properties fo:margin-top="0cm" fo:margin-bottom="0.499cm" style:contextual-spacing="false">
        <style:tab-stops/>
      </style:paragraph-properties>
    </style:style>
    <style:style style:name="P3" style:family="paragraph" style:parent-style-name="Text_20_body" style:list-style-name="L1"/>
    <style:style style:name="P4" style:family="paragraph" style:parent-style-name="Text_20_body" style:list-style-name="L1">
      <style:paragraph-properties fo:margin-top="0cm" fo:margin-bottom="0.499cm" style:contextual-spacing="false"/>
    </style:style>
    <style:style style:name="P5" style:family="paragraph" style:parent-style-name="Text_20_body">
      <style:paragraph-properties fo:margin-top="0cm" fo:margin-bottom="0.499cm" style:contextual-spacing="false"/>
    </style:style>
    <style:style style:name="P6" style:family="paragraph" style:parent-style-name="Text_20_body" style:list-style-name="L2"/>
    <style:style style:name="P7" style:family="paragraph" style:parent-style-name="Text_20_body">
      <style:text-properties officeooo:paragraph-rsid="0046b883"/>
    </style:style>
    <style:style style:name="P8" style:family="paragraph" style:parent-style-name="Text_20_body">
      <style:paragraph-properties fo:break-before="page"/>
      <style:text-properties fo:font-weight="bold" officeooo:rsid="004ca97a" officeooo:paragraph-rsid="004ca97a" style:font-weight-asian="bold" style:font-weight-complex="bold"/>
    </style:style>
    <style:style style:name="P9" style:family="paragraph" style:parent-style-name="Standard" style:master-page-name="">
      <loext:graphic-properties draw:fill="none"/>
      <style:paragraph-properties fo:margin-left="2cm" fo:margin-right="0cm" fo:text-indent="-1cm" style:auto-text-indent="false" style:page-number="auto" fo:background-color="transparent"/>
      <style:text-properties style:font-name="Liberation Serif" fo:font-style="italic" officeooo:rsid="004ca97a" officeooo:paragraph-rsid="004ca97a" style:font-style-asian="italic" style:font-style-complex="italic"/>
    </style:style>
    <style:style style:name="P10" style:family="paragraph" style:parent-style-name="Standard">
      <loext:graphic-properties draw:fill="none"/>
      <style:paragraph-properties fo:margin-left="2cm" fo:margin-right="0cm" fo:text-indent="-1cm" style:auto-text-indent="false" fo:background-color="transparent"/>
      <style:text-properties style:font-name="Liberation Serif" fo:font-style="italic" officeooo:rsid="004ca97a" officeooo:paragraph-rsid="004ca97a" style:font-style-asian="italic" style:font-style-complex="italic"/>
    </style:style>
    <style:style style:name="P11" style:family="paragraph" style:parent-style-name="Text_20_body">
      <style:text-properties officeooo:rsid="004ca97a" officeooo:paragraph-rsid="004ca97a"/>
    </style:style>
    <style:style style:name="P12" style:family="paragraph" style:parent-style-name="Text_20_body">
      <style:text-properties officeooo:rsid="004d1e9a" officeooo:paragraph-rsid="004d1e9a"/>
    </style:style>
    <style:style style:name="P13" style:family="paragraph" style:parent-style-name="Text_20_body">
      <style:text-properties officeooo:rsid="004d25f3" officeooo:paragraph-rsid="004d25f3"/>
    </style:style>
    <style:style style:name="T1" style:family="text">
      <style:text-properties fo:font-size="14pt" officeooo:rsid="0042820b" style:font-size-asian="14pt" style:font-size-complex="14pt"/>
    </style:style>
    <style:style style:name="T2" style:family="text">
      <style:text-properties officeooo:rsid="004dbb9f"/>
    </style:style>
    <style:style style:name="T3" style:family="text">
      <style:text-properties officeooo:rsid="004ca97a"/>
    </style:style>
    <style:style style:name="T4" style:family="text">
      <style:text-properties fo:font-size="14pt" style:font-size-asian="14pt" style:font-size-complex="14pt"/>
    </style:style>
    <style:style style:name="T5" style:family="text">
      <style:text-properties fo:font-variant="normal" fo:text-transform="none" fo:color="#000000" loext:opacity="100%" fo:font-size="12pt" fo:letter-spacing="normal" fo:font-weight="bold" style:font-size-asian="14pt" style:font-size-complex="14pt"/>
    </style:style>
    <style:style style:name="T6" style:family="text">
      <style:text-properties fo:font-variant="normal" fo:text-transform="none" fo:color="#000000" loext:opacity="100%" fo:font-size="12pt" fo:letter-spacing="normal" fo:font-weight="normal" style:font-size-asian="14pt" style:font-size-complex="14pt"/>
    </style:style>
    <style:style style:name="T7" style:family="text">
      <style:text-properties fo:font-variant="normal" fo:text-transform="none" fo:color="#000000" loext:opacity="100%" fo:font-size="14pt" fo:letter-spacing="normal"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all to Worship</text:span></text:span><text:span text:style-name="T1"> (Revelation 7:9-12) / </text:span><text:span text:style-name="Strong_20_Emphasis"><text:span text:style-name="T1">Opening prayer</text:span></text:span><text:span text:style-name="T1"> (John A)</text:span></text:p>
      <text:p text:style-name="P2"><text:span text:style-name="Strong_20_Emphasis">Praise</text:span>: <text:span text:style-name="Emphasis">Holy Holy Holy (Rejoice 51)</text:span></text:p>
      <text:p text:style-name="P2"><text:span text:style-name="Strong_20_Emphasis">Bible Reading</text:span>: Hebrews 10:24-25 (Timothy A)</text:p>
      <text:p text:style-name="Text_20_body"><text:span text:style-name="Strong_20_Emphasis">Announcements</text:span> (John A)</text:p>
      <text:list text:style-name="L1">
        <text:list-item>
          <text:p text:style-name="P3">Welcome to Rev Dong Choi from Canterbury</text:p>
        </text:list-item>
        <text:list-item>
          <text:p text:style-name="P3">Allan Freer came home on Wednesday and is making progress in his recovery/rehabilitation after the op</text:p>
        </text:list-item>
        <text:list-item>
          <text:p text:style-name="P4"/>
        </text:list-item>
      </text:list>
      <text:p text:style-name="P5"><text:span text:style-name="Strong_20_Emphasis">Sunday School</text:span> (Mook L)</text:p>
      <text:p text:style-name="P5"><text:span text:style-name="Strong_20_Emphasis">Praise</text:span>: <text:span text:style-name="Emphasis">Shout, For The Blessed Jesus Reigns (Rejoice 319)</text:span></text:p>
      <text:p text:style-name="P5"><text:span text:style-name="Strong_20_Emphasis">Prayer for the church and the world</text:span>  (ML)</text:p>
      <text:p text:style-name="P5"><text:span text:style-name="Strong_20_Emphasis">Bible reading</text:span>: 1 Corinthians 12:12-26; Ephesians 1:22-23 (John A)</text:p>
      <text:p text:style-name="P5"><text:span text:style-name="Strong_20_Emphasis">Praise</text:span>: <text:span text:style-name="Emphasis">When We Walk With The Lord (Rejoice 429)</text:span></text:p>
      <text:p text:style-name="P5"><text:span text:style-name="Strong_20_Emphasis">Sermon</text:span>: “THE VALUES AND GOALS THE CHURCH SHOULD PURSUE” (<text:span text:style-name="T2">D Choi</text:span>)</text:p>
      <text:p text:style-name="P5"><text:span text:style-name="Strong_20_Emphasis">Praise</text:span>: <text:span text:style-name="Emphasis">The Church’s One Foundation (Rejoice 294)</text:span></text:p>
      <text:p text:style-name="P5"><text:span text:style-name="Strong_20_Emphasis">Benediction</text:span> (<text:span text:style-name="T3">DC</text:span>)</text:p>
      <text:p text:style-name="P5"/>
      <text:p text:style-name="Text_20_body"><text:span text:style-name="Strong_20_Emphasis">Sermon Outline</text:span></text:p>
      <text:p text:style-name="Text_20_body">“THE VALUES AND GOALS THE CHURCH SHOULD PURSUE”   (Ephesians 1:22-23)</text:p>
      <text:p text:style-name="Text_20_body">Introduction</text:p>
      <text:list text:style-name="L2">
        <text:list-item>
          <text:p text:style-name="P6">Understanding the vital aspect of the church in the “head and body” metaphor.</text:p>
          <text:list>
            <text:list-item>
              <text:p text:style-name="P6">Jesus' headship</text:p>
            </text:list-item>
            <text:list-item>
              <text:p text:style-name="P6">The source of growth</text:p>
            </text:list-item>
          </text:list>
        </text:list-item>
        <text:list-item>
          <text:p text:style-name="P6">The result of experiencing the fullness of Christ in our union with Him</text:p>
          <text:list>
            <text:list-item text:start-value="1">
              <text:p text:style-name="P6">The church’s mission</text:p>
            </text:list-item>
            <text:list-item>
              <text:p text:style-name="P6">The great assurance for the church</text:p>
            </text:list-item>
          </text:list>
        </text:list-item>
      </text:list>
      <text:p text:style-name="Text_20_body">Conclusion</text:p>
      <text:p text:style-name="P7"><text:span text:style-name="T1"/></text:p>
      <text:p text:style-name="P8"><text:span text:style-name="T1">O</text:span><text:span text:style-name="T4">pening Prayer &amp; Call to Worship</text:span></text:p>
      <text:p text:style-name="P9"><text:span text:style-name="T5">9 </text:span><text:span text:style-name="T6">After this I looked, and behold, a great multitude that no one could number, from every nation, from all tribes and peoples and languages, standing before the throne and before the Lamb, clothed in white robes, with palm branches in their hands,</text:span><text:span text:style-name="T7"> </text:span></text:p>
      <text:p text:style-name="P10"><text:bookmark text:name="en-ESVUK-30805"/><text:span text:style-name="T5">10 </text:span><text:span text:style-name="T6">and crying out with a loud voice, “Salvation belongs to our God who sits on the throne, and to the Lamb!”</text:span><text:span text:style-name="T7"> </text:span></text:p>
      <text:p text:style-name="P10"><text:bookmark text:name="en-ESVUK-30806"/><text:span text:style-name="T5">11 </text:span><text:span text:style-name="T6">And all the angels were standing round the throne and round the elders and the four living creatures, and they fell on their faces before the throne and worshipped God,</text:span><text:span text:style-name="T7"> </text:span></text:p>
      <text:p text:style-name="P10"><text:bookmark text:name="en-ESVUK-30807"/><text:span text:style-name="T5">12 </text:span><text:span text:style-name="T6">saying, “Amen! Blessing and glory and wisdom and thanksgiving and honour and power and might be to our God for ever and ever! Amen.”</text:span></text:p>
      <text:p text:style-name="P11"><text:span text:style-name="T4"/></text:p>
      <text:p text:style-name="P11"><text:span text:style-name="T4">Good morning and welcome to our service of worship today. We also welcome Rev Dong Choi from Canterbury who will preach God’s Word for us.</text:span></text:p>
      <text:p text:style-name="P11"><text:span text:style-name="T4">Let us pray…</text:span></text:p>
      <text:p text:style-name="P11"><text:span text:style-name="T4">Heavenly Father, we gather today with thankful hearts before Your throne of grace, knowing that we can be counted in that unnumbered multitude only because Jesus has gone to the Cross on our behalf.</text:span></text:p>
      <text:p text:style-name="P12"><text:span text:style-name="T4">We confess that, on our own, we would not seek Your salvation, but would want to put ourselves on the throne of our lives, imagining foolishly that we could do the impossible.</text:span></text:p>
      <text:p text:style-name="P12"><text:span text:style-name="T4">We acknowledge that Jesus is the true King and in fact, King of kings, seated at the right hand of Your Majesty on high, interceding for us, who are as yet not fully perfected in His image. Yet we trust in the work of the Holy Spirit, Whom You have sent to be our guide and sanctifier, Who makes us more and more like Jesus so that when He returns, we as His Bride, the Church, will be resplendent without spot or wrinkle.</text:span></text:p>
      <text:p text:style-name="P12"><text:span text:style-name="T4">We commit our time here today to that end, we submit to the authority of Your Word, and offer You our praises, so that our voices might blend with those of the saints in heaven already around Your throne! </text:span></text:p>
      <text:p text:style-name="P13"><text:span text:style-name="T4">In Jesus Name we pray, Amen.</text:span></text:p>
      <text:p text:style-name="P13"><text:span text:style-name="T4">Let us stand to sing to God’s glory in the words of our first hymn: Holy, Holy, Ho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b0446"/>
    </style:style>
    <style:style style:name="MT2" style:family="text">
      <style:text-properties officeooo:rsid="00495328"/>
    </style:style>
    <style:style style:name="MT3" style:family="text">
      <style:text-properties officeooo:rsid="004ca97a"/>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9</text:span><text:span text:style-name="MT2">th</text:span> <text:span text:style-name="MT3">March</text:span><text:span text:style-name="MT1">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3-08T20:36:28.215336451</dc:date>
    <meta:editing-duration>PT5H33M13S</meta:editing-duration>
    <meta:editing-cycles>44</meta:editing-cycles>
    <meta:generator>LibreOffice/24.8.5.2$Linux_X86_64 LibreOffice_project/27b361b745d0ea8f99bc93dfcb7a39098dfa5fff</meta:generator>
    <meta:print-date>2024-02-03T21:06:33.278074986</meta:print-date>
    <meta:document-statistic meta:table-count="0" meta:image-count="0" meta:object-count="0" meta:page-count="2" meta:paragraph-count="39" meta:word-count="544" meta:character-count="3010" meta:non-whitespace-character-count="2506"/>
  </office:meta>
</office:document-meta>
</file>